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automatic-styles>
    <style:style style:name="P1" style:family="paragraph" style:parent-style-name="Standard">
      <style:text-properties style:font-name="Ubuntu Mono" fo:font-size="8pt" style:font-size-asian="8pt" style:font-size-complex="8pt"/>
    </style:style>
    <style:style style:name="P2" style:family="paragraph" style:parent-style-name="Standard">
      <style:text-properties style:font-name="Ubuntu Mono" fo:font-size="8pt" officeooo:paragraph-rsid="0000db2e" style:font-size-asian="8pt" style:font-size-complex="8pt"/>
    </style:style>
    <style:style style:name="P3" style:family="paragraph" style:parent-style-name="Standard">
      <style:paragraph-properties fo:break-before="page"/>
      <style:text-properties style:font-name="Ubuntu Mono"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ort math</text:p>
      <text:p text:style-name="P1"/>
      <text:p text:style-name="P1"/>
      <text:p text:style-name="P1">def clamp(num, low, high):</text:p>
      <text:p text:style-name="P1"><text:s text:c="4"/>if num &lt; low:</text:p>
      <text:p text:style-name="P1"><text:s text:c="8"/>return low</text:p>
      <text:p text:style-name="P1"/>
      <text:p text:style-name="P1"><text:s text:c="4"/>elif num &gt; high:</text:p>
      <text:p text:style-name="P1"><text:s text:c="8"/>return high</text:p>
      <text:p text:style-name="P1"/>
      <text:p text:style-name="P1"><text:s text:c="4"/>elif num &gt;= low and num &lt;= high:</text:p>
      <text:p text:style-name="P1"><text:s text:c="8"/>return num</text:p>
      <text:p text:style-name="P1"/>
      <text:p text:style-name="P1"/>
      <text:p text:style-name="P1">print(clamp(-7, 0, 10))</text:p>
      <text:p text:style-name="P1">print(clamp(7, 0, 10))</text:p>
      <text:p text:style-name="P1">print(clamp(17, 0, 10))</text:p>
      <text:p text:style-name="P1"/>
      <text:p text:style-name="P1"># ---------------------------------------------------------</text:p>
      <text:p text:style-name="P1"/>
      <text:p text:style-name="P1"/>
      <text:p text:style-name="P1">def priceTag(a, b):</text:p>
      <text:p text:style-name="P1"><text:s text:c="4"/>return "A " + a + " costs $" + str(b)</text:p>
      <text:p text:style-name="P1"/>
      <text:p text:style-name="P1"/>
      <text:p text:style-name="P1">print(priceTag("banana", 10))</text:p>
      <text:p text:style-name="P1"/>
      <text:p text:style-name="P1"># ---------------------------------------------------------</text:p>
      <text:p text:style-name="P1"/>
      <text:p text:style-name="P1"/>
      <text:p text:style-name="P1">def sign(num):</text:p>
      <text:p text:style-name="P1"><text:s text:c="4"/>if (num &gt; 0) == True:</text:p>
      <text:p text:style-name="P1"><text:s text:c="8"/>return "positive"</text:p>
      <text:p text:style-name="P1"/>
      <text:p text:style-name="P1"><text:s text:c="4"/>elif num is 0:</text:p>
      <text:p text:style-name="P1"><text:s text:c="8"/>return "zero"</text:p>
      <text:p text:style-name="P1"/>
      <text:p text:style-name="P1"><text:s text:c="4"/>elif (num &lt; 0) == True:</text:p>
      <text:p text:style-name="P1"><text:s text:c="8"/>return "negative"</text:p>
      <text:p text:style-name="P1"/>
      <text:p text:style-name="P1"/>
      <text:p text:style-name="P1">print(sign(8))</text:p>
      <text:p text:style-name="P1">print(sign(0))</text:p>
      <text:p text:style-name="P1">print(sign(-7))</text:p>
      <text:p text:style-name="P1"/>
      <text:p text:style-name="P1"># ---------------------------------------------------------</text:p>
      <text:p text:style-name="P1"/>
      <text:p text:style-name="P1"/>
      <text:p text:style-name="P1">def isEven(num):</text:p>
      <text:p text:style-name="P1"><text:s text:c="4"/>half = num / 2</text:p>
      <text:p text:style-name="P1"/>
      <text:p text:style-name="P1"><text:s text:c="4"/>if half == round(half):</text:p>
      <text:p text:style-name="P1"><text:s text:c="8"/>return True</text:p>
      <text:p text:style-name="P1"/>
      <text:p text:style-name="P1"><text:s text:c="4"/>return False</text:p>
      <text:p text:style-name="P1"/>
      <text:p text:style-name="P1"/>
      <text:p text:style-name="P1">print(isEven(7))</text:p>
      <text:p text:style-name="P1">print(isEven(8))</text:p>
      <text:p text:style-name="P1"/>
      <text:p text:style-name="P1"># ---------------------------------------------------------</text:p>
      <text:p text:style-name="P1"/>
      <text:p text:style-name="P1"/>
      <text:p text:style-name="P1">def sum(numbers):</text:p>
      <text:p text:style-name="P1"><text:s text:c="4"/>sum = 0</text:p>
      <text:p text:style-name="P1"/>
      <text:p text:style-name="P1"><text:s text:c="4"/>for index in range(len(numbers)):</text:p>
      <text:p text:style-name="P1"><text:s text:c="8"/>sum = sum + numbers[index]</text:p>
      <text:p text:style-name="P1"/>
      <text:p text:style-name="P1"><text:s text:c="4"/>return sum</text:p>
      <text:p text:style-name="P1"/>
      <text:p text:style-name="P1"/>
      <text:p text:style-name="P2">print(sum([1, 2, 3, 4, 5]))</text:p>
      <text:p text:style-name="P1">print(sum([])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mport math</text:p>
      <text:p text:style-name="P1"/>
      <text:p text:style-name="P1"/>
      <text:p text:style-name="P1">def clamp(num, low, high):</text:p>
      <text:p text:style-name="P1"><text:s text:c="4"/>return max(low, min(high, num))</text:p>
      <text:p text:style-name="P1"/>
      <text:p text:style-name="P1"/>
      <text:p text:style-name="P1">print(clamp(-7, 0, 10))</text:p>
      <text:p text:style-name="P1">print(clamp(7, 0, 10))</text:p>
      <text:p text:style-name="P1">print(clamp(17, 0, 10)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# ---------------------------------------------------------</text:p>
      <text:p text:style-name="P1"/>
      <text:p text:style-name="P1"/>
      <text:p text:style-name="P1">def priceTag(item, price):</text:p>
      <text:p text:style-name="P1"><text:s text:c="4"/>return f"A {item} costs ${price}"</text:p>
      <text:p text:style-name="P1"/>
      <text:p text:style-name="P1"/>
      <text:p text:style-name="P1">print(priceTag("banana", 10))</text:p>
      <text:p text:style-name="P1"/>
      <text:p text:style-name="P1"># ---------------------------------------------------------</text:p>
      <text:p text:style-name="P1"/>
      <text:p text:style-name="P1"/>
      <text:p text:style-name="P1">def sign(num):</text:p>
      <text:p text:style-name="P1"><text:s text:c="4"/>if num &gt; 0:</text:p>
      <text:p text:style-name="P1"><text:s text:c="8"/>return "positive"</text:p>
      <text:p text:style-name="P1"/>
      <text:p text:style-name="P1"><text:s text:c="4"/>elif num == 0:</text:p>
      <text:p text:style-name="P1"><text:s text:c="8"/>return "zero"</text:p>
      <text:p text:style-name="P1"/>
      <text:p text:style-name="P1"><text:s text:c="4"/>return "negative"</text:p>
      <text:p text:style-name="P1"/>
      <text:p text:style-name="P1"/>
      <text:p text:style-name="P1">print(sign(8))</text:p>
      <text:p text:style-name="P1">print(sign(0))</text:p>
      <text:p text:style-name="P1">print(sign(-7))</text:p>
      <text:p text:style-name="P1"/>
      <text:p text:style-name="P1"/>
      <text:p text:style-name="P1"># ---------------------------------------------------------</text:p>
      <text:p text:style-name="P1"/>
      <text:p text:style-name="P1"/>
      <text:p text:style-name="P1">def isEven(num):</text:p>
      <text:p text:style-name="P1"><text:s text:c="4"/>return num % 2 == 0</text:p>
      <text:p text:style-name="P1"/>
      <text:p text:style-name="P1"/>
      <text:p text:style-name="P1">print(isEven(7))</text:p>
      <text:p text:style-name="P1">print(isEven(8))</text:p>
      <text:p text:style-name="P1"/>
      <text:p text:style-name="P1"/>
      <text:p text:style-name="P1"/>
      <text:p text:style-name="P1"/>
      <text:p text:style-name="P1"/>
      <text:p text:style-name="P1"/>
      <text:p text:style-name="P1"># ---------------------------------------------------------</text:p>
      <text:p text:style-name="P1"/>
      <text:p text:style-name="P1"/>
      <text:p text:style-name="P1">def sum(numbers):</text:p>
      <text:p text:style-name="P1"><text:s text:c="4"/>total = 0</text:p>
      <text:p text:style-name="P1"/>
      <text:p text:style-name="P1"><text:s text:c="4"/>for n in numbers:</text:p>
      <text:p text:style-name="P1"><text:s text:c="8"/>total += n</text:p>
      <text:p text:style-name="P1"/>
      <text:p text:style-name="P1"><text:s text:c="4"/>return total</text:p>
      <text:p text:style-name="P1"/>
      <text:p text:style-name="P1"/>
      <text:p text:style-name="P1">print(sum([1, 2, 3, 4, 5]))</text:p>
      <text:p text:style-name="P1">print(sum([]))</text:p>
      <text:p text:style-name="P3">def countEvens(numbers):</text:p>
      <text:p text:style-name="P1"><text:s text:c="4"/>count = 0</text:p>
      <text:p text:style-name="P1"/>
      <text:p text:style-name="P1"><text:s text:c="4"/>for n in numbers:</text:p>
      <text:p text:style-name="P1"><text:s text:c="8"/>half = n / 2</text:p>
      <text:p text:style-name="P1"/>
      <text:p text:style-name="P1"><text:s text:c="8"/>if half == round(half):</text:p>
      <text:p text:style-name="P1"><text:s text:c="12"/>count = count + 1</text:p>
      <text:p text:style-name="P1"/>
      <text:p text:style-name="P1"><text:s text:c="4"/>return count</text:p>
      <text:p text:style-name="P1"/>
      <text:p text:style-name="P1"/>
      <text:p text:style-name="P1">print(countEvens([1, 4, 2, 7, 3, 1]))</text:p>
      <text:p text:style-name="P1"/>
      <text:p text:style-name="P1"># ---------------------------------------------------------</text:p>
      <text:p text:style-name="P1"/>
      <text:p text:style-name="P1"/>
      <text:p text:style-name="P1">def shout(words):</text:p>
      <text:p text:style-name="P1"><text:s text:c="4"/>result = ""</text:p>
      <text:p text:style-name="P1"><text:s text:c="4"/>index = 0</text:p>
      <text:p text:style-name="P1"/>
      <text:p text:style-name="P1"><text:s text:c="4"/>while index &lt; len(words):</text:p>
      <text:p text:style-name="P1"><text:s text:c="8"/>result += words[index].upper()</text:p>
      <text:p text:style-name="P1"><text:s text:c="8"/>result += "!"</text:p>
      <text:p text:style-name="P1"><text:s text:c="8"/>index = index + 1</text:p>
      <text:p text:style-name="P1"><text:s text:c="8"/>if index &lt; len(words):</text:p>
      <text:p text:style-name="P1"><text:s text:c="12"/>result += " "</text:p>
      <text:p text:style-name="P1"/>
      <text:p text:style-name="P1"><text:s text:c="4"/>return result</text:p>
      <text:p text:style-name="P1"/>
      <text:p text:style-name="P1"/>
      <text:p text:style-name="P1">print(shout(["germantown", "friends", "school"]))</text:p>
      <text:p text:style-name="P1"/>
      <text:p text:style-name="P1"># ---------------------------------------------------------</text:p>
      <text:p text:style-name="P1"/>
      <text:p text:style-name="P1"/>
      <text:p text:style-name="P1">def hexToDec(hexStr):</text:p>
      <text:p text:style-name="P1"><text:s text:c="4"/>digitVals = []</text:p>
      <text:p text:style-name="P1"/>
      <text:p text:style-name="P1"><text:s text:c="4"/>for d in hexStr:</text:p>
      <text:p text:style-name="P1"><text:s text:c="8"/>if d == "0":</text:p>
      <text:p text:style-name="P1"><text:s text:c="12"/>digitVals.append(0)</text:p>
      <text:p text:style-name="P1"><text:s text:c="8"/>if d == "1":</text:p>
      <text:p text:style-name="P1"><text:s text:c="12"/>digitVals.append(1)</text:p>
      <text:p text:style-name="P1"><text:s text:c="8"/>if d == "2":</text:p>
      <text:p text:style-name="P1"><text:s text:c="12"/>digitVals.append(2)</text:p>
      <text:p text:style-name="P1"><text:s text:c="8"/>if d == "3":</text:p>
      <text:p text:style-name="P1"><text:s text:c="12"/>digitVals.append(3)</text:p>
      <text:p text:style-name="P1"><text:s text:c="8"/>if d == "4":</text:p>
      <text:p text:style-name="P1"><text:s text:c="12"/>digitVals.append(4)</text:p>
      <text:p text:style-name="P1"><text:s text:c="8"/>if d == "5":</text:p>
      <text:p text:style-name="P1"><text:s text:c="12"/>digitVals.append(5)</text:p>
      <text:p text:style-name="P1"><text:s text:c="8"/>if d == "6":</text:p>
      <text:p text:style-name="P1"><text:s text:c="12"/>digitVals.append(6)</text:p>
      <text:p text:style-name="P1"><text:s text:c="8"/>if d == "7":</text:p>
      <text:p text:style-name="P1"><text:s text:c="12"/>digitVals.append(7)</text:p>
      <text:p text:style-name="P1"><text:s text:c="8"/>if d == "8":</text:p>
      <text:p text:style-name="P1"><text:s text:c="12"/>digitVals.append(8)</text:p>
      <text:p text:style-name="P1"><text:s text:c="8"/>if d == "9":</text:p>
      <text:p text:style-name="P1"><text:s text:c="12"/>digitVals.append(9)</text:p>
      <text:p text:style-name="P1"><text:s text:c="8"/>if d == "a":</text:p>
      <text:p text:style-name="P1"><text:s text:c="12"/>digitVals.append(10)</text:p>
      <text:p text:style-name="P1"><text:s text:c="8"/>if d == "b":</text:p>
      <text:p text:style-name="P1"><text:s text:c="12"/>digitVals.append(11)</text:p>
      <text:p text:style-name="P1"><text:s text:c="8"/>if d == "c":</text:p>
      <text:p text:style-name="P1"><text:s text:c="12"/>digitVals.append(12)</text:p>
      <text:p text:style-name="P1"><text:s text:c="8"/>if d == "d":</text:p>
      <text:p text:style-name="P1"><text:s text:c="12"/>digitVals.append(13)</text:p>
      <text:p text:style-name="P1"><text:s text:c="8"/>if d == "e":</text:p>
      <text:p text:style-name="P1"><text:s text:c="12"/>digitVals.append(14)</text:p>
      <text:p text:style-name="P1"><text:s text:c="8"/>if d == "f":</text:p>
      <text:p text:style-name="P1"><text:s text:c="12"/>digitVals.append(15)</text:p>
      <text:p text:style-name="P1"/>
      <text:p text:style-name="P1"><text:s text:c="4"/>result = 0</text:p>
      <text:p text:style-name="P1"/>
      <text:p text:style-name="P1"><text:s text:c="4"/>for value in digitVals:</text:p>
      <text:p text:style-name="P1"><text:s text:c="8"/>result *= 16</text:p>
      <text:p text:style-name="P1"><text:s text:c="8"/>result += value</text:p>
      <text:p text:style-name="P1"/>
      <text:p text:style-name="P1"><text:s text:c="4"/>return result</text:p>
      <text:p text:style-name="P1"/>
      <text:p text:style-name="P1"/>
      <text:p text:style-name="P1">print(hexToDec("1a")) <text:s/># Should print 26</text:p>
      <text:p text:style-name="P1"/>
      <text:p text:style-name="P1">def countEvens(numbers):</text:p>
      <text:p text:style-name="P1"><text:s text:c="4"/>return sum(isEven(n) for n in numbers)</text:p>
      <text:p text:style-name="P1"/>
      <text:p text:style-name="P1"/>
      <text:p text:style-name="P1">print(countEvens([1, 4, 2, 7, 3, 1])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# ---------------------------------------------------------</text:p>
      <text:p text:style-name="P1"/>
      <text:p text:style-name="P1"/>
      <text:p text:style-name="P1">def shout(words):</text:p>
      <text:p text:style-name="P1"><text:s text:c="4"/>return " ".join(word.upper() + "!" for word in words)</text:p>
      <text:p text:style-name="P1"/>
      <text:p text:style-name="P1"/>
      <text:p text:style-name="P1">print(shout(["germantown", "friends", "school"])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# ---------------------------------------------------------</text:p>
      <text:p text:style-name="P1"/>
      <text:p text:style-name="P1">hexValues = {</text:p>
      <text:p text:style-name="P1"><text:s text:c="4"/>"0": 0,</text:p>
      <text:p text:style-name="P1"><text:s text:c="4"/>"1": 1,</text:p>
      <text:p text:style-name="P1"><text:s text:c="4"/>"2": 2,</text:p>
      <text:p text:style-name="P1"><text:s text:c="4"/>"3": 3,</text:p>
      <text:p text:style-name="P1"><text:s text:c="4"/>"4": 4,</text:p>
      <text:p text:style-name="P1"><text:s text:c="4"/>"5": 5,</text:p>
      <text:p text:style-name="P1"><text:s text:c="4"/>"6": 6,</text:p>
      <text:p text:style-name="P1"><text:s text:c="4"/>"7": 7,</text:p>
      <text:p text:style-name="P1"><text:s text:c="4"/>"8": 8,</text:p>
      <text:p text:style-name="P1"><text:s text:c="4"/>"9": 9,</text:p>
      <text:p text:style-name="P1"><text:s text:c="4"/>"a": 10,</text:p>
      <text:p text:style-name="P1"><text:s text:c="4"/>"b": 11,</text:p>
      <text:p text:style-name="P1"><text:s text:c="4"/>"c": 12,</text:p>
      <text:p text:style-name="P1"><text:s text:c="4"/>"d": 13,</text:p>
      <text:p text:style-name="P1"><text:s text:c="4"/>"e": 14,</text:p>
      <text:p text:style-name="P1"><text:s text:c="4"/>"f": 15,</text:p>
      <text:p text:style-name="P1">}</text:p>
      <text:p text:style-name="P1"/>
      <text:p text:style-name="P1"/>
      <text:p text:style-name="P1">def hexToDec(hexStr):</text:p>
      <text:p text:style-name="P1"><text:s text:c="4"/>result = 0</text:p>
      <text:p text:style-name="P1"/>
      <text:p text:style-name="P1"><text:s text:c="4"/>for d in hexStr:</text:p>
      <text:p text:style-name="P1"><text:s text:c="8"/>result = result * 16 + hexValues[d]</text:p>
      <text:p text:style-name="P1"/>
      <text:p text:style-name="P1"><text:s text:c="4"/>return result</text:p>
      <text:p text:style-name="P1"/>
      <text:p text:style-name="P1"/>
      <text:p text:style-name="P1">print(hexToDec("1a"))</text:p>
      <text:p text:style-name="P3">def rpsWinner(player, ai):</text:p>
      <text:p text:style-name="P1"><text:s text:c="4"/>if player == "rock":</text:p>
      <text:p text:style-name="P1"><text:s text:c="8"/>if ai == "rock":</text:p>
      <text:p text:style-name="P1"><text:s text:c="12"/>return "tie"</text:p>
      <text:p text:style-name="P1"><text:s text:c="8"/>if ai == "paper":</text:p>
      <text:p text:style-name="P1"><text:s text:c="12"/>return "ai"</text:p>
      <text:p text:style-name="P1"><text:s text:c="8"/>if ai == "scissors":</text:p>
      <text:p text:style-name="P1"><text:s text:c="12"/>return "player"</text:p>
      <text:p text:style-name="P1"><text:s text:c="4"/>if player == "paper":</text:p>
      <text:p text:style-name="P1"><text:s text:c="8"/>if ai == "rock":</text:p>
      <text:p text:style-name="P1"><text:s text:c="12"/>return "player"</text:p>
      <text:p text:style-name="P1"><text:s text:c="8"/>if ai == "paper":</text:p>
      <text:p text:style-name="P1"><text:s text:c="12"/>return "tie"</text:p>
      <text:p text:style-name="P1"><text:s text:c="8"/>if ai == "ai":</text:p>
      <text:p text:style-name="P1"><text:s text:c="12"/>return "player"</text:p>
      <text:p text:style-name="P1"><text:s text:c="4"/>if player == "scissors":</text:p>
      <text:p text:style-name="P1"><text:s text:c="8"/>if ai == "rock":</text:p>
      <text:p text:style-name="P1"><text:s text:c="12"/>return "ai"</text:p>
      <text:p text:style-name="P1"><text:s text:c="8"/>if ai == "paper":</text:p>
      <text:p text:style-name="P1"><text:s text:c="12"/>return "player"</text:p>
      <text:p text:style-name="P1"><text:s text:c="8"/>if ai == "scissors":</text:p>
      <text:p text:style-name="P1"><text:s text:c="12"/>return "tie"</text:p>
      <text:p text:style-name="P1"/>
      <text:p text:style-name="P1"/>
      <text:p text:style-name="P1">print(rpsWinner("rock", "paper"))</text:p>
      <text:p text:style-name="P1">print(rpsWinner("scissors", "paper"))</text:p>
      <text:p text:style-name="P1">print(rpsWinner("paper", "paper"))</text:p>
      <text:p text:style-name="P1"/>
      <text:p text:style-name="P1"># ---------------------------------------------------------</text:p>
      <text:p text:style-name="P1"/>
      <text:p text:style-name="P1"/>
      <text:p text:style-name="P1">def factors(num):</text:p>
      <text:p text:style-name="P1"><text:s text:c="4"/>results = []</text:p>
      <text:p text:style-name="P1"><text:s text:c="4"/>div = 2</text:p>
      <text:p text:style-name="P1"/>
      <text:p text:style-name="P1"><text:s text:c="4"/>while div &lt; num:</text:p>
      <text:p text:style-name="P1"><text:s text:c="8"/>if num % div != 0:</text:p>
      <text:p text:style-name="P1"><text:s text:c="12"/>div = div + 1</text:p>
      <text:p text:style-name="P1"><text:s text:c="8"/>else:</text:p>
      <text:p text:style-name="P1"><text:s text:c="12"/>results.append(div)</text:p>
      <text:p text:style-name="P1"><text:s text:c="12"/>num /= div</text:p>
      <text:p text:style-name="P1"/>
      <text:p text:style-name="P1"><text:s text:c="4"/>results.append(num)</text:p>
      <text:p text:style-name="P1"><text:s text:c="4"/>return results</text:p>
      <text:p text:style-name="P1"/>
      <text:p text:style-name="P1"/>
      <text:p text:style-name="P1">print(factors(60))</text:p>
      <text:p text:style-name="P1">print(factors(100000001)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psResults = {</text:p>
      <text:p text:style-name="P1"><text:s text:c="4"/># Pairs are in (player, ai) format</text:p>
      <text:p text:style-name="P1"><text:s text:c="4"/>("rock", "rock"): "tie",</text:p>
      <text:p text:style-name="P1"><text:s text:c="4"/>("rock", "paper"): "ai",</text:p>
      <text:p text:style-name="P1"><text:s text:c="4"/>("rock", "scissors"): "player",</text:p>
      <text:p text:style-name="P1"><text:s text:c="4"/>("paper", "rock"): "player",</text:p>
      <text:p text:style-name="P1"><text:s text:c="4"/>("paper", "paper"): "tie",</text:p>
      <text:p text:style-name="P1"><text:s text:c="4"/>("paper", "scissors"): "player",</text:p>
      <text:p text:style-name="P1"><text:s text:c="4"/>("scissors", "rock"): "ai",</text:p>
      <text:p text:style-name="P1"><text:s text:c="4"/>("scissors", "paper"): "player",</text:p>
      <text:p text:style-name="P1"><text:s text:c="4"/>("scissors", "scissors"): "tie",</text:p>
      <text:p text:style-name="P1">}</text:p>
      <text:p text:style-name="P1"/>
      <text:p text:style-name="P1"/>
      <text:p text:style-name="P1">def rpsWinner(player, ai):</text:p>
      <text:p text:style-name="P1"><text:s text:c="4"/>return rpsResults[(player, ai)]</text:p>
      <text:p text:style-name="P1"/>
      <text:p text:style-name="P1"/>
      <text:p text:style-name="P1">print(rpsWinner("rock", "paper"))</text:p>
      <text:p text:style-name="P1">print(rpsWinner("scissors", "paper"))</text:p>
      <text:p text:style-name="P1">print(rpsWinner("paper", "paper")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# ---------------------------------------------------------</text:p>
      <text:p text:style-name="P1"/>
      <text:p text:style-name="P1"/>
      <text:p text:style-name="P1">def factors(num):</text:p>
      <text:p text:style-name="P1"><text:s text:c="4"/>results = []</text:p>
      <text:p text:style-name="P1"><text:s text:c="4"/>div = 2</text:p>
      <text:p text:style-name="P1"/>
      <text:p text:style-name="P1"><text:s text:c="4"/>while div &lt; math.sqrt(num):</text:p>
      <text:p text:style-name="P1"><text:s text:c="8"/>if num % div:</text:p>
      <text:p text:style-name="P1"><text:s text:c="12"/>div += 1</text:p>
      <text:p text:style-name="P1"><text:s text:c="8"/>else:</text:p>
      <text:p text:style-name="P1"><text:s text:c="12"/>results.append(div)</text:p>
      <text:p text:style-name="P1"><text:s text:c="12"/>num //= div</text:p>
      <text:p text:style-name="P1"/>
      <text:p text:style-name="P1"><text:s text:c="4"/>results.append(num)</text:p>
      <text:p text:style-name="P1"><text:s text:c="4"/>return results</text:p>
      <text:p text:style-name="P1"/>
      <text:p text:style-name="P1"/>
      <text:p text:style-name="P1">print(factors(60))</text:p>
      <text:p text:style-name="P1">print(factors(100000001)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4T08:50:25.705773220</meta:creation-date>
    <dc:date>2025-11-04T09:02:34.099354863</dc:date>
    <meta:editing-duration>PT1M7S</meta:editing-duration>
    <meta:editing-cycles>1</meta:editing-cycles>
    <meta:document-statistic meta:table-count="0" meta:image-count="0" meta:object-count="0" meta:page-count="3" meta:paragraph-count="239" meta:word-count="671" meta:character-count="5964" meta:non-whitespace-character-count="4427"/>
    <meta:generator>LibreOffice/24.8.3.2$Linux_X86_64 LibreOffice_project/480$Build-2</meta:generator>
  </office:meta>
</office:document-meta>
</file>